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5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7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,8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,75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2,77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29</meta:creation-date>
    <dc:date>2018-09-01T10:08:29</dc:date>
    <meta:generator>LibreOffice/5.1.6.2$Linux_X86_64 LibreOffice_project/10m0$Build-2</meta:generator>
    <meta:document-statistic meta:table-count="1" meta:cell-count="2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